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8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FREE</text:p>
          </table:table-cell>
          <table:table-cell table:style-name="ce1" office:value-type="string" calcext:value-type="string">
            <text:p>OCCUPIED</text:p>
          </table:table-cell>
          <table:table-cell table:style-name="ce1" office:value-type="string" calcext:value-type="string">
            <text:p>UNKNOWN</text:p>
          </table:table-cell>
          <table:table-cell table:style-name="Default"/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OCCUPIED</text:p>
          </table:table-cell>
          <table:table-cell table:style-name="ce3" office:value-type="string" calcext:value-type="string">
            <text:p>UNKNOWN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MAX([.A2];(1-MAX([.A2:.C2]))/(COLUMNS([.A2:.C2])-1))" office:value-type="float" office:value="0.9" calcext:value-type="float">
            <text:p>0.9</text:p>
          </table:table-cell>
          <table:table-cell table:formula="of:=MAX([.B2];(1-MAX([.B2:.D2]))/(COLUMNS([.B2:.D2])-1))" office:value-type="float" office:value="0.5" calcext:value-type="float">
            <text:p>0.5</text:p>
          </table:table-cell>
          <table:table-cell table:formula="of:=MAX([.C2];(1-MAX([.C2:.E2]))/(COLUMNS([.C2:.E2])-1))"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MAX([.A3];(1-MAX([.A3:.C3]))/(COLUMNS([.A3:.C3])-1))" office:value-type="float" office:value="0.9" calcext:value-type="float">
            <text:p>0.9</text:p>
          </table:table-cell>
          <table:table-cell table:formula="of:=MAX([.B3];(1-MAX([.B3:.D3]))/(COLUMNS([.B3:.D3])-1))" office:value-type="float" office:value="0.5" calcext:value-type="float">
            <text:p>0.5</text:p>
          </table:table-cell>
          <table:table-cell table:formula="of:=MAX([.C3];(1-MAX([.C3:.E3]))/(COLUMNS([.C3:.E3])-1))" office:value-type="float" office:value="0.05" calcext:value-type="float">
            <text:p>0.0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MAX([.A4];(1-MAX([.A4:.C4]))/(COLUMNS([.A4:.C4])-1))" office:value-type="float" office:value="0.25" calcext:value-type="float">
            <text:p>0.25</text:p>
          </table:table-cell>
          <table:table-cell table:formula="of:=MAX([.B4];(1-MAX([.B4:.D4]))/(COLUMNS([.B4:.D4])-1))" office:value-type="float" office:value="0.25" calcext:value-type="float">
            <text:p>0.25</text:p>
          </table:table-cell>
          <table:table-cell table:formula="of:=MAX([.C4];(1-MAX([.C4:.E4]))/(COLUMNS([.C4:.E4])-1))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[.A5];(1-MAX([.A5:.C5]))/(COLUMNS([.A5:.C5])-1))" office:value-type="float" office:value="0.2" calcext:value-type="float">
            <text:p>0.2</text:p>
          </table:table-cell>
          <table:table-cell table:formula="of:=MAX([.B5];(1-MAX([.B5:.D5]))/(COLUMNS([.B5:.D5])-1))" office:value-type="float" office:value="0.6" calcext:value-type="float">
            <text:p>0.6</text:p>
          </table:table-cell>
          <table:table-cell table:formula="of:=MAX([.C5];(1-MAX([.C5:.E5]))/(COLUMNS([.C5:.E5])-1))" office:value-type="float" office:value="0.4" calcext:value-type="float">
            <text:p>0.4</text:p>
          </table:table-cell>
          <table:table-cell/>
        </table:table-row>
        <table:table-row table:style-name="ro1">
          <table:table-cell table:style-name="ce1" table:number-columns-repeated="3"/>
          <table:table-cell table:style-name="ce3"/>
          <table:table-cell table:style-name="ce1" table:formula="of:=AVERAGE([.E2:.E5])" office:value-type="float" office:value="0.5625" calcext:value-type="float">
            <text:p>0.5625</text:p>
          </table:table-cell>
          <table:table-cell table:style-name="ce1" table:formula="of:=AVERAGE([.F2:.F5])" office:value-type="float" office:value="0.4625" calcext:value-type="float">
            <text:p>0.4625</text:p>
          </table:table-cell>
          <table:table-cell table:style-name="ce1" table:formula="of:=AVERAGE([.G2:.G5])" office:value-type="float" office:value="0.25" calcext:value-type="float">
            <text:p>0.25</text:p>
          </table:table-cell>
          <table:table-cell table:formula="of:=SUM([.E6:.G6])" office:value-type="float" office:value="1.275" calcext:value-type="float">
            <text:p>1.275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Explanation:</text:p>
            <text:p>Obs. 1 and 2 are 90 % confident that state is free.</text:p>
            <text:p>State attribute values are mutually exclusive.</text:p>
            <text:p>Obs. 3 is 50 % confident that state is unknown, it “leaves a a-priori” of 25 % for each of the remaining states to be true.</text:p>
          </table:table-cell>
          <table:table-cell table:number-columns-repeated="2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08:01:12.140595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3:45:00.193073983</meta:creation-date>
    <dc:date>2019-08-08T08:12:30.524018587</dc:date>
    <meta:editing-duration>PT17M59S</meta:editing-duration>
    <meta:editing-cycles>2</meta:editing-cycles>
    <meta:generator>LibreOffice/6.0.7.3$Linux_X86_64 LibreOffice_project/00m0$Build-3</meta:generator>
    <meta:document-statistic meta:table-count="1" meta:cell-count="35" meta:object-count="0"/>
  </office:meta>
</office:document-meta>
</file>